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enlo" svg:font-family="Menlo, Monaco, Consolas, 'Courier New'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333333" style:font-name="Menlo" fo:font-size="11.25pt" fo:letter-spacing="normal" fo:font-style="normal" fo:font-weight="normal" officeooo:paragraph-rsid="001e6f76"/>
    </style:style>
    <style:style style:name="P2" style:family="paragraph" style:parent-style-name="Standard">
      <style:text-properties fo:font-variant="normal" fo:text-transform="none" fo:color="#333333" style:font-name="Menlo" fo:font-size="11.25pt" fo:letter-spacing="normal" fo:font-style="normal" fo:font-weight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frank@bonecrusher:~$ sudo apt search php7.2</text:p>
      <text:p text:style-name="Standard">[sudo] password for frank: </text:p>
      <text:p text:style-name="Standard">Sorting... Done</text:p>
      <text:p text:style-name="Standard">Full Text Search... Done</text:p>
      <text:p text:style-name="Standard">libapache2-mod-php7.2/bionic-updates,bionic-security 7.2.19-0ubuntu0.18.04.1 amd64</text:p>
      <text:p text:style-name="Standard"><text:s text:c="2"/>server-side, HTML-embedded scripting language (Apache 2 module)</text:p>
      <text:p text:style-name="Standard"/>
      <text:p text:style-name="Standard">libphp7.2-embed/bionic-updates,bionic-security 7.2.19-0ubuntu0.18.04.1 amd64</text:p>
      <text:p text:style-name="Standard"><text:s text:c="2"/>HTML-embedded scripting language (Embedded SAPI library)</text:p>
      <text:p text:style-name="Standard"/>
      <text:p text:style-name="Standard">php-all-dev/bionic,bionic 1:60ubuntu1 all</text:p>
      <text:p text:style-name="Standard"><text:s text:c="2"/>package depending on all supported PHP development packages</text:p>
      <text:p text:style-name="Standard"/>
      <text:p text:style-name="Standard">php7.2/bionic-updates,bionic-updates,bionic-security,bionic-security 7.2.19-0ubuntu0.18.04.1 all</text:p>
      <text:p text:style-name="Standard"><text:s text:c="2"/>server-side, HTML-embedded scripting language (metapackage)</text:p>
      <text:p text:style-name="Standard"/>
      <text:p text:style-name="Standard">php7.2-bcmath/bionic-updates,bionic-security 7.2.19-0ubuntu0.18.04.1 amd64</text:p>
      <text:p text:style-name="Standard"><text:s text:c="2"/>Bcmath module for PHP</text:p>
      <text:p text:style-name="Standard"/>
      <text:p text:style-name="Standard">php7.2-bz2/bionic-updates,bionic-security 7.2.19-0ubuntu0.18.04.1 amd64</text:p>
      <text:p text:style-name="Standard"><text:s text:c="2"/>bzip2 module for PHP</text:p>
      <text:p text:style-name="Standard"/>
      <text:p text:style-name="Standard">php7.2-cgi/bionic-updates,bionic-security 7.2.19-0ubuntu0.18.04.1 amd64</text:p>
      <text:p text:style-name="Standard"><text:s text:c="2"/>server-side, HTML-embedded scripting language (CGI binary)</text:p>
      <text:p text:style-name="Standard"/>
      <text:p text:style-name="Standard">php7.2-cli/bionic-updates,bionic-security 7.2.19-0ubuntu0.18.04.1 amd64</text:p>
      <text:p text:style-name="Standard"><text:s text:c="2"/>command-line interpreter for the PHP scripting language</text:p>
      <text:p text:style-name="Standard"/>
      <text:p text:style-name="Standard">php7.2-common/bionic-updates,bionic-security 7.2.19-0ubuntu0.18.04.1 amd64</text:p>
      <text:p text:style-name="Standard"><text:s text:c="2"/>documentation, examples and common module for PHP</text:p>
      <text:p text:style-name="Standard"/>
      <text:p text:style-name="Standard">php7.2-curl/bionic-updates,bionic-security 7.2.19-0ubuntu0.18.04.1 amd64</text:p>
      <text:p text:style-name="Standard"><text:s text:c="2"/>CURL module for PHP</text:p>
      <text:p text:style-name="Standard"/>
      <text:p text:style-name="Standard">php7.2-dba/bionic-updates,bionic-security 7.2.19-0ubuntu0.18.04.1 amd64</text:p>
      <text:p text:style-name="Standard"><text:s text:c="2"/>DBA module for PHP</text:p>
      <text:p text:style-name="Standard"/>
      <text:p text:style-name="Standard">php7.2-dev/bionic-updates,bionic-security 7.2.19-0ubuntu0.18.04.1 amd64</text:p>
      <text:p text:style-name="Standard"><text:s text:c="2"/>Files for PHP7.2 module development</text:p>
      <text:p text:style-name="Standard"/>
      <text:p text:style-name="Standard">php7.2-enchant/bionic-updates,bionic-security 7.2.19-0ubuntu0.18.04.1 amd64</text:p>
      <text:p text:style-name="Standard"><text:s text:c="2"/>Enchant module for PHP</text:p>
      <text:p text:style-name="Standard"/>
      <text:p text:style-name="Standard">php7.2-fpm/bionic-updates,bionic-security 7.2.19-0ubuntu0.18.04.1 amd64</text:p>
      <text:p text:style-name="Standard"><text:s text:c="2"/>server-side, HTML-embedded scripting language (FPM-CGI binary)</text:p>
      <text:p text:style-name="Standard"/>
      <text:p text:style-name="Standard">php7.2-gd/bionic-updates,bionic-security 7.2.19-0ubuntu0.18.04.1 amd64</text:p>
      <text:p text:style-name="Standard"><text:s text:c="2"/>GD module for PHP</text:p>
      <text:p text:style-name="Standard"/>
      <text:p text:style-name="Standard">php7.2-gmp/bionic-updates,bionic-security 7.2.19-0ubuntu0.18.04.1 amd64</text:p>
      <text:p text:style-name="Standard"><text:s text:c="2"/>GMP module for PHP</text:p>
      <text:p text:style-name="Standard"/>
      <text:p text:style-name="Standard"><text:soft-page-break/>php7.2-imap/bionic-updates,bionic-security 7.2.19-0ubuntu0.18.04.1 amd64</text:p>
      <text:p text:style-name="Standard"><text:s text:c="2"/>IMAP module for PHP</text:p>
      <text:p text:style-name="Standard"/>
      <text:p text:style-name="Standard">php7.2-interbase/bionic-updates,bionic-security 7.2.19-0ubuntu0.18.04.1 amd64</text:p>
      <text:p text:style-name="Standard"><text:s text:c="2"/>Interbase module for PHP</text:p>
      <text:p text:style-name="Standard"/>
      <text:p text:style-name="Standard">php7.2-intl/bionic-updates,bionic-security 7.2.19-0ubuntu0.18.04.1 amd64</text:p>
      <text:p text:style-name="Standard"><text:s text:c="2"/>Internationalisation module for PHP</text:p>
      <text:p text:style-name="Standard"/>
      <text:p text:style-name="Standard">php7.2-json/bionic-updates,bionic-security 7.2.19-0ubuntu0.18.04.1 amd64</text:p>
      <text:p text:style-name="Standard"><text:s text:c="2"/>JSON module for PHP</text:p>
      <text:p text:style-name="Standard"/>
      <text:p text:style-name="Standard">php7.2-ldap/bionic-updates,bionic-security 7.2.19-0ubuntu0.18.04.1 amd64</text:p>
      <text:p text:style-name="Standard"><text:s text:c="2"/>LDAP module for PHP</text:p>
      <text:p text:style-name="Standard"/>
      <text:p text:style-name="Standard">php7.2-mbstring/bionic-updates,bionic-security 7.2.19-0ubuntu0.18.04.1 amd64</text:p>
      <text:p text:style-name="Standard"><text:s text:c="2"/>MBSTRING module for PHP</text:p>
      <text:p text:style-name="Standard"/>
      <text:p text:style-name="Standard">php7.2-mysql/bionic-updates,bionic-security 7.2.19-0ubuntu0.18.04.1 amd64</text:p>
      <text:p text:style-name="Standard"><text:s text:c="2"/>MySQL module for PHP</text:p>
      <text:p text:style-name="Standard"/>
      <text:p text:style-name="Standard">php7.2-odbc/bionic-updates,bionic-security 7.2.19-0ubuntu0.18.04.1 amd64</text:p>
      <text:p text:style-name="Standard"><text:s text:c="2"/>ODBC module for PHP</text:p>
      <text:p text:style-name="Standard"/>
      <text:p text:style-name="Standard">php7.2-opcache/bionic-updates,bionic-security 7.2.19-0ubuntu0.18.04.1 amd64</text:p>
      <text:p text:style-name="Standard"><text:s text:c="2"/>Zend OpCache module for PHP</text:p>
      <text:p text:style-name="Standard"/>
      <text:p text:style-name="Standard">php7.2-pgsql/bionic-updates,bionic-security 7.2.19-0ubuntu0.18.04.1 amd64</text:p>
      <text:p text:style-name="Standard"><text:s text:c="2"/>PostgreSQL module for PHP</text:p>
      <text:p text:style-name="Standard"/>
      <text:p text:style-name="Standard">php7.2-phpdbg/bionic-updates,bionic-security 7.2.19-0ubuntu0.18.04.1 amd64</text:p>
      <text:p text:style-name="Standard"><text:s text:c="2"/>server-side, HTML-embedded scripting language (PHPDBG binary)</text:p>
      <text:p text:style-name="Standard"/>
      <text:p text:style-name="Standard">php7.2-pspell/bionic-updates,bionic-security 7.2.19-0ubuntu0.18.04.1 amd64</text:p>
      <text:p text:style-name="Standard"><text:s text:c="2"/>pspell module for PHP</text:p>
      <text:p text:style-name="Standard"/>
      <text:p text:style-name="Standard">php7.2-readline/bionic-updates,bionic-security 7.2.19-0ubuntu0.18.04.1 amd64</text:p>
      <text:p text:style-name="Standard"><text:s text:c="2"/>readline module for PHP</text:p>
      <text:p text:style-name="Standard"/>
      <text:p text:style-name="Standard">php7.2-recode/bionic-updates,bionic-security 7.2.19-0ubuntu0.18.04.1 amd64</text:p>
      <text:p text:style-name="Standard"><text:s text:c="2"/>recode module for PHP</text:p>
      <text:p text:style-name="Standard"/>
      <text:p text:style-name="Standard">php7.2-snmp/bionic-updates,bionic-security 7.2.19-0ubuntu0.18.04.1 amd64</text:p>
      <text:p text:style-name="Standard"><text:s text:c="2"/>SNMP module for PHP</text:p>
      <text:p text:style-name="Standard"/>
      <text:p text:style-name="Standard">php7.2-soap/bionic-updates,bionic-security 7.2.19-0ubuntu0.18.04.1 amd64</text:p>
      <text:p text:style-name="Standard"><text:s text:c="2"/>SOAP module for PHP</text:p>
      <text:p text:style-name="Standard"/>
      <text:p text:style-name="Standard">php7.2-sqlite3/bionic-updates,bionic-security 7.2.19-0ubuntu0.18.04.1 amd64</text:p>
      <text:p text:style-name="Standard"><text:s text:c="2"/>SQLite3 module for PHP</text:p>
      <text:p text:style-name="Standard"/>
      <text:p text:style-name="Standard">php7.2-sybase/bionic-updates,bionic-security 7.2.19-0ubuntu0.18.04.1 amd64</text:p>
      <text:p text:style-name="Standard"><text:soft-page-break/><text:s text:c="2"/>Sybase module for PHP</text:p>
      <text:p text:style-name="Standard"/>
      <text:p text:style-name="Standard">php7.2-tidy/bionic-updates,bionic-security 7.2.19-0ubuntu0.18.04.1 amd64</text:p>
      <text:p text:style-name="Standard"><text:s text:c="2"/>tidy module for PHP</text:p>
      <text:p text:style-name="Standard"/>
      <text:p text:style-name="Standard">php7.2-xml/bionic-updates,bionic-security 7.2.19-0ubuntu0.18.04.1 amd64</text:p>
      <text:p text:style-name="Standard"><text:s text:c="2"/>DOM, SimpleXML, WDDX, XML, and XSL module for PHP</text:p>
      <text:p text:style-name="Standard"/>
      <text:p text:style-name="Standard">php7.2-xmlrpc/bionic-updates,bionic-security 7.2.19-0ubuntu0.18.04.1 amd64</text:p>
      <text:p text:style-name="Standard"><text:s text:c="2"/>XMLRPC-EPI module for PHP</text:p>
      <text:p text:style-name="Standard"/>
      <text:p text:style-name="Standard">php7.2-xsl/bionic-updates,bionic-updates,bionic-security,bionic-security 7.2.19-0ubuntu0.18.04.1 all</text:p>
      <text:p text:style-name="Standard"><text:s text:c="2"/>XSL module for PHP (dummy)</text:p>
      <text:p text:style-name="Standard"/>
      <text:p text:style-name="Standard">php7.2-zip/bionic-updates,bionic-security 7.2.19-0ubuntu0.18.04.1 amd64</text:p>
      <text:p text:style-name="Standard"><text:s text:c="2"/>Zip module for PHP</text:p>
      <text:p text:style-name="Standard"/>
      <text:p text:style-name="Standard">Version : Magento 2.3.2</text:p>
      <text:p text:style-name="Standard">Composer (latest stable version)</text:p>
      <text:p text:style-name="Standard">Nginx 1.x</text:p>
      <text:p text:style-name="Standard">MySQL 5.7 / Mariadab 10.0/10.1/10.2, Percona 5.7</text:p>
      <text:p text:style-name="Standard"/>
      <text:p text:style-name="Standard">PHP 7.2.11</text:p>
      <text:p text:style-name="Standard">Required PHP extensions :</text:p>
      <text:p text:style-name="Standard">• ext-bcmath</text:p>
      <text:p text:style-name="Standard">• ext-ctype</text:p>
      <text:p text:style-name="Standard">• ext-curl</text:p>
      <text:p text:style-name="Standard">• ext-dom</text:p>
      <text:p text:style-name="Standard">• ext-gd</text:p>
      <text:p text:style-name="Standard">• ext-hash</text:p>
      <text:p text:style-name="Standard">• ext-iconv</text:p>
      <text:p text:style-name="Standard">• ext-intl</text:p>
      <text:p text:style-name="Standard">• ext-mbstring</text:p>
      <text:p text:style-name="Standard">• ext-openssl</text:p>
      <text:p text:style-name="Standard">• ext-pdo_mysql</text:p>
      <text:p text:style-name="Standard">• ext-simplexml</text:p>
      <text:p text:style-name="Standard">• ext-soap</text:p>
      <text:p text:style-name="Standard">• ext-spl</text:p>
      <text:p text:style-name="Standard">• ext-xsl</text:p>
      <text:p text:style-name="Standard">• ext-zip</text:p>
      <text:p text:style-name="Standard">• lib-libxml</text:p>
      <text:p text:style-name="Standard"/>
      <text:p text:style-name="Standard">Redis : 3.2, 4.0, 5.0 (recommended 5.0)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enlo" svg:font-family="Menlo, Monaco, Consolas, 'Courier New'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7T15:55:59.703738238</meta:creation-date>
    <meta:editing-duration>PT1H45M44S</meta:editing-duration>
    <meta:editing-cycles>3</meta:editing-cycles>
    <meta:generator>LibreOffice/6.0.7.3$Linux_X86_64 LibreOffice_project/00m0$Build-3</meta:generator>
    <dc:date>2019-08-08T12:27:11.051786640</dc:date>
    <meta:document-statistic meta:table-count="0" meta:image-count="0" meta:object-count="0" meta:page-count="3" meta:paragraph-count="106" meta:word-count="382" meta:character-count="4635" meta:non-whitespace-character-count="4280"/>
  </office:meta>
</office:document-meta>
</file>